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date" office:date-value="2013-09-29">
            <text:p text:style-name="Table_20_Contents">Sunday, 29 September 2013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3</meta:editing-cycles>
    <dc:date>2013-10-09T18:25:32</dc:date>
    <meta:editing-duration>PT9H25M6S</meta:editing-duration>
    <meta:document-statistic meta:table-count="1" meta:image-count="0" meta:object-count="0" meta:page-count="1" meta:paragraph-count="13" meta:word-count="41" meta:character-count="260"/>
  </office:meta>
</office:document-meta>
</file>